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e11" officeooo:paragraph-rsid="0004de11"/>
    </style:style>
    <style:style style:name="P2" style:family="paragraph" style:parent-style-name="Standard" style:list-style-name="L2">
      <style:text-properties officeooo:rsid="0004de11" officeooo:paragraph-rsid="0004de11"/>
    </style:style>
    <style:style style:name="P3" style:family="paragraph" style:parent-style-name="Standard" style:list-style-name="L4">
      <style:text-properties officeooo:rsid="0004de11" officeooo:paragraph-rsid="0004de11"/>
    </style:style>
    <style:style style:name="P4" style:family="paragraph" style:parent-style-name="Standard" style:list-style-name="L5">
      <style:text-properties officeooo:rsid="0004de11" officeooo:paragraph-rsid="0004de11"/>
    </style:style>
    <style:style style:name="P5" style:family="paragraph" style:parent-style-name="Standard" style:list-style-name="L3">
      <style:text-properties officeooo:paragraph-rsid="0004de11"/>
    </style:style>
    <style:style style:name="P6" style:family="paragraph" style:parent-style-name="Standard" style:list-style-name="L6">
      <style:text-properties officeooo:rsid="0004f03a" officeooo:paragraph-rsid="0004f03a"/>
    </style:style>
    <style:style style:name="P7" style:family="paragraph" style:parent-style-name="Standard" style:list-style-name="L6">
      <style:text-properties officeooo:rsid="00061b90" officeooo:paragraph-rsid="00061b90"/>
    </style:style>
    <style:style style:name="P8" style:family="paragraph" style:parent-style-name="Standard" style:list-style-name="L6">
      <style:text-properties officeooo:rsid="00061b90" officeooo:paragraph-rsid="00061b90" fo:background-color="transparent"/>
    </style:style>
    <style:style style:name="P9" style:family="paragraph" style:parent-style-name="Standard" style:list-style-name="L6">
      <style:text-properties officeooo:rsid="00061b90" officeooo:paragraph-rsid="000691bc" fo:background-color="transparent"/>
    </style:style>
    <style:style style:name="P10" style:family="paragraph" style:parent-style-name="Standard" style:list-style-name="L6">
      <style:text-properties officeooo:paragraph-rsid="00061b90"/>
    </style:style>
    <style:style style:name="P11" style:family="paragraph" style:parent-style-name="Standard" style:list-style-name="L6">
      <style:text-properties officeooo:rsid="00061b90" officeooo:paragraph-rsid="00061b90" fo:background-color="#cccccc"/>
    </style:style>
    <style:style style:name="P12" style:family="paragraph" style:parent-style-name="Standard">
      <style:paragraph-properties fo:break-before="page"/>
      <style:text-properties officeooo:rsid="0004de11" officeooo:paragraph-rsid="0004de11"/>
    </style:style>
    <style:style style:name="P13" style:family="paragraph" style:parent-style-name="Subtitle">
      <style:text-properties fo:font-size="12pt" style:font-size-asian="18pt" style:font-size-complex="18pt"/>
    </style:style>
    <style:style style:name="P14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4de11"/>
    </style:style>
    <style:style style:name="T2" style:family="text">
      <style:text-properties officeooo:rsid="00061b90"/>
    </style:style>
    <style:style style:name="T3" style:family="text">
      <style:text-properties fo:background-color="#cccccc" loext:char-shading-value="0"/>
    </style:style>
    <style:style style:name="T4" style:family="text">
      <style:text-properties fo:background-color="#cccccc" loext:char-shading-value="0"/>
    </style:style>
    <style:style style:name="T5" style:family="text">
      <style:text-properties officeooo:rsid="000691bc"/>
    </style:style>
    <style:style style:name="T6" style:family="text">
      <style:text-properties officeooo:rsid="000696dc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ala task </text:p>
      <text:p text:style-name="P1"/>
      <text:p text:style-name="Subtitle">Gatway API’s</text:p>
      <text:p text:style-name="P1"/>
      <text:p text:style-name="P13"><text:span text:style-name="T6">A</text:span>pplicant: Ahmed galal</text:p>
      <text:p text:style-name="P1"/>
      <text:h text:style-name="Heading_20_1" text:outline-level="1">Installation</text:h>
      <text:list xml:id="list2819206485" text:style-name="L6">
        <text:list-item>
          <text:p text:style-name="P6">The application uses java 14 , <text:span text:style-name="T2">it needs to be pre-installed</text:span></text:p>
        </text:list-item>
        <text:list-item>
          <text:p text:style-name="P6">It is built using Apache maven</text:p>
        </text:list-item>
        <text:list-item>
          <text:p text:style-name="P6">It uses h2 in-memory database</text:p>
        </text:list-item>
        <text:list-item>
          <text:p text:style-name="P6">so, that application is self contained , running the application for first time will create the database at ./demo file</text:p>
        </text:list-item>
        <text:list-item>
          <text:p text:style-name="P6">the database is configured to be persisted in this file</text:p>
        </text:list-item>
        <text:list-item>
          <text:p text:style-name="P7">Database is autocreated by hibernate, not best practice but it is a smaple application.</text:p>
        </text:list-item>
        <text:list-item>
          <text:p text:style-name="P6">Unit tests on the other hand uses h2 data base in-memory mode.</text:p>
          <text:list>
            <text:list-item>
              <text:p text:style-name="P7">There is also the schema ddl at /test/resources/schema.sql</text:p>
            </text:list-item>
          </text:list>
        </text:list-item>
        <text:list-item>
          <text:p text:style-name="P9"><text:span text:style-name="T5">From the project directory </text:span>you can run the application using <text:span text:style-name="T3">java -jar ./target/ahmed-galal-task-0.0.1-SNAPSHOT.jar</text:span></text:p>
        </text:list-item>
        <text:list-item>
          <text:p text:style-name="P10"><text:span text:style-name="T2">You can </text:span><text:span text:style-name="T5">also </text:span><text:span text:style-name="T2">run the application from the project directory using:</text:span></text:p>
          <text:list>
            <text:list-item>
              <text:p text:style-name="P7"><text:s/><text:span text:style-name="T4">./mvnw spring-boot:run</text:span></text:p>
            </text:list-item>
            <text:list-item>
              <text:p text:style-name="P8">The IDE run application funtionality</text:p>
            </text:list-item>
          </text:list>
        </text:list-item>
        <text:list-item>
          <text:p text:style-name="P8"><text:span text:style-name="T5">Or </text:span>You can build the application from the project directory using maven by using :</text:p>
          <text:list>
            <text:list-item>
              <text:p text:style-name="P11">mvn install</text:p>
            </text:list-item>
            <text:list-item>
              <text:p text:style-name="P8">this will build the application self contained jar and run all unit tests</text:p>
            </text:list-item>
          </text:list>
        </text:list-item>
        <text:list-item>
          <text:p text:style-name="P6">You can test the API’s using swagger-ui at <text:a xlink:type="simple" xlink:href="http://localhost:8080/swagger-ui.html" text:style-name="Internet_20_link" text:visited-style-name="Visited_20_Internet_20_Link">http://localhost:8080/swagger-ui.html</text:a>.</text:p>
          <text:list>
            <text:list-item>
              <text:p text:style-name="P7">Swagger will provide documentation and samples of each API input and output</text:p>
            </text:list-item>
          </text:list>
        </text:list-item>
        <text:list-item>
          <text:p text:style-name="P6">You can check h2 database using h2-console at <text:a xlink:type="simple" xlink:href="http://localhost:8080/h2-console" text:style-name="Internet_20_link" text:visited-style-name="Visited_20_Internet_20_Link">http://localhost:8080/h2-console</text:a> <text:span text:style-name="T2">with the following credentials:</text:span></text:p>
          <text:list>
            <text:list-item>
              <text:p text:style-name="P7">jdbc-url : jdbc:h2:<text:a xlink:type="simple" xlink:href="../../../../../../../.././demo" text:style-name="Internet_20_link" text:visited-style-name="Visited_20_Internet_20_Link">file:./demo</text:a></text:p>
            </text:list-item>
            <text:list-item>
              <text:p text:style-name="P7">username : sa</text:p>
            </text:list-item>
            <text:list-item>
              <text:p text:style-name="P7">password : password</text:p>
            </text:list-item>
          </text:list>
        </text:list-item>
      </text:list>
      <text:p text:style-name="P1"/>
      <text:p text:style-name="P12"/>
      <text:h text:style-name="Heading_20_2" text:outline-level="2">API’s </text:h>
      <text:p text:style-name="P1"/>
      <text:p text:style-name="P1">GET /gateway</text:p>
      <text:list xml:id="list1132970561" text:style-name="L3">
        <text:list-item>
          <text:p text:style-name="P5"><text:span text:style-name="T1">list all gateways with their devices</text:span></text:p>
        </text:list-item>
      </text:list>
      <text:p text:style-name="P1"/>
      <text:p text:style-name="P1"/>
      <text:p text:style-name="P1">GET /gateway/{serial}</text:p>
      <text:list xml:id="list1286850552" text:style-name="L2">
        <text:list-item>
          <text:p text:style-name="P2">return single gateway with the given serial with its devices</text:p>
        </text:list-item>
      </text:list>
      <text:p text:style-name="P1"/>
      <text:p text:style-name="P1">POST /gateway</text:p>
      <text:list xml:id="list2623997880" text:style-name="L4">
        <text:list-item>
          <text:p text:style-name="P3">add new gateway with its devices</text:p>
        </text:list-item>
      </text:list>
      <text:p text:style-name="P1"/>
      <text:p text:style-name="P1">PUT /gateway</text:p>
      <text:list xml:id="list3942762952" text:style-name="L5">
        <text:list-item>
          <text:p text:style-name="P4">update gateway data</text:p>
        </text:list-item>
        <text:list-item>
          <text:p text:style-name="P4">can be used to update devices data as well</text:p>
        </text:list-item>
        <text:list-item>
          <text:p text:style-name="P4">can be used to add/remove devices to a gate way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able:table table:name="Table1" table:style-name="Table1">
          <table:table-column table:style-name="Table1.A" table:number-columns-repeated="2"/>
          <table:table-row table:style-name="TableLine94121019070400">
            <table:table-cell table:style-name="Table1.A1" office:value-type="string">
              <text:p text:style-name="Table_20_Contents"><text:date style:data-style-name="N76" text:date-value="2020-11-24T16:20:08.903304208" text:fixed="true">November 24, 2020</text:date></text:p>
            </table:table-cell>
            <table:table-cell table:style-name="Table1.A1" office:value-type="string">
              <text:p text:style-name="MP1"><text:page-number text:select-page="current">2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50:31.679451382</meta:creation-date>
    <dc:date>2020-11-24T16:20:45.537249133</dc:date>
    <meta:editing-duration>PT9M53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38" meta:word-count="282" meta:character-count="1638" meta:non-whitespace-character-count="1418"/>
  </office:meta>
</office:document-meta>
</file>